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ZOTERO_BREF_VSBLiFPi0oZV"/>(Aiken et al., 2024; Veale, 2025)<text:bookmark-end text:name="ZOTERO_BREF_VSBLiFPi0oZV"/> and also ​<text:bookmark-start text:name="ZOTERO_BREF_easW5UnYX2zI"/>(Boerman et al., 2017)<text:bookmark-end text:name="ZOTERO_BREF_easW5UnYX2zI"/></text:p>
      <text:p text:style-name="Standard"/>
      <text:p text:style-name="Bibliography_20_1">​<text:bookmark-start text:name="ZOTERO_BREF_Hnv9oBRgsIDb"/>Aiken, M., Davidson, J., Walrave, M., Ponnet, K.S., Phillips, K., Farr, R., 2024. Intention to Hack? Applying the Theory of Planned Behaviour to Youth Criminal Hacking. Forensic Sciences 4. https://doi.org/10.3390/forensicsci4010003</text:p>
      <text:p text:style-name="Bibliography_20_1">Boerman, S.C., Kruikemeier, S., Borgesius, F.J.Z., 2017. Online Behavioral Advertising: A Literature Review and Research Agenda. Journal of Advertising 46, 363–376. https://doi.org/10/ggc2jf</text:p>
      <text:p text:style-name="Bibliography_20_1">Veale, M., 2025. Some Commonly-Held but Shaky Assumptions about Data, Privacy and Power, in: Ioannidou, M., Mantazri, D. (Eds.), Research Handbook on Competition Law and Data Privacy. Edward Elgar.<text:bookmark-end text:name="ZOTERO_BREF_Hnv9oBRgsID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7T10:54:04.306781000</meta:creation-date>
    <meta:generator>LibreOffice/26.2.2.2$MacOSX_AARCH64 LibreOffice_project/1f77d10d6938fd34972958f64b2bcfa54f8b1ba5</meta:generator>
    <dc:date>2026-03-28T08:45:25.176958000</dc:date>
    <meta:editing-duration>PT3H14M54S</meta:editing-duration>
    <meta:editing-cycles>33</meta:editing-cycles>
    <meta:document-statistic meta:table-count="0" meta:image-count="0" meta:object-count="0" meta:page-count="1" meta:paragraph-count="4" meta:word-count="94" meta:character-count="687" meta:non-whitespace-character-count="595"/>
    <meta:user-defined meta:name="ZOTERO_BREF_6jnk3uTVPfKm_1">ZOTERO_ITEM CSL_CITATION {"citationID":"EP7kP6Zj","properties":{"unsorted":false,"formattedCitation":"(Aiken et al., 2024; Hynönen, 2013)","plainCitation":"(Aiken et al., 2024; Hynönen, 2013)","noteIndex":0},"citationItems":[{"id":30675,"uris":["http://zo</meta:user-defined>
    <meta:user-defined meta:name="ZOTERO_BREF_6jnk3uTVPfKm_10">-repository.worktribe.com","title":"Intention to Hack? Applying the Theory of Planned Behaviour to Youth Criminal Hacking","title-short":"Intention to Hack?","URL":"https://uel-repository.worktribe.com/output/452300/intention-to-hack-applying-the-theory-o</meta:user-defined>
    <meta:user-defined meta:name="ZOTERO_BREF_6jnk3uTVPfKm_11">f-planned-behaviour-to-youth-criminal-hacking","volume":"4","author":[{"family":"Aiken","given":"Mary"},{"family":"Davidson","given":"Julia"},{"family":"Walrave","given":"M."},{"family":"Ponnet","given":"K. S."},{"family":"Phillips","given":"Kirsty"},{"fa</meta:user-defined>
    <meta:user-defined meta:name="ZOTERO_BREF_6jnk3uTVPfKm_12">mily":"Farr","given":"Ruby"}],"accessed":{"date-parts":[["2026",3,25]]},"issued":{"date-parts":[["2024",1,30]]}}},{"id":5781,"uris":["http://zotero.org/users/3369203/items/MPVMYIDM"],"itemData":{"id":5781,"type":"article-journal","abstract":"The Body of E</meta:user-defined>
    <meta:user-defined meta:name="ZOTERO_BREF_6jnk3uTVPfKm_13" meta:value-type="string">uropean Regulators for Electronic Communications issued in May 2012 a report dealing with non-neutral practices of the European Internet access providers. According to the report, peer-to-peer and voice over IP traffic are being blocked or throttled widel</meta:user-defined>
    <meta:user-defined meta:name="ZOTERO_BREF_6jnk3uTVPfKm_14" meta:value-type="string">y, and various other signs of practices that go beyond the presumably neutral role of an Internet access provider are reported. This essay discusses these non-neutral practices from the perspective of the content liability exemption provided in the articl</meta:user-defined>
    <meta:user-defined meta:name="ZOTERO_BREF_6jnk3uTVPfKm_15" meta:value-type="string">e 12 of the e-commerce directive and asks how far the limits set out in the article can be stretched in connection with voluntarily adopted “non-neutral” practices before the liability exemption is lost. Moreover, the essay takes a prospective look and as</meta:user-defined>
    <meta:user-defined meta:name="ZOTERO_BREF_6jnk3uTVPfKm_16" meta:value-type="string">ks what would be the effects of losing the mere conduit defence especially from copyright liability perspective, and can the risk of losing the safe harbour work as a safeguard for preserving the openness of the Internet. While it is difficult to give a d</meta:user-defined>
    <meta:user-defined meta:name="ZOTERO_BREF_6jnk3uTVPfKm_17" meta:value-type="string">efinite answer at this stage, this essay suggests that a strict interpretation of the article 12 requirements might in some cases well lead to loss of the liability exemption.","citation-key":"hynonenNoMoreMere2013","container-title":"The Journal of World</meta:user-defined>
    <meta:user-defined meta:name="ZOTERO_BREF_6jnk3uTVPfKm_18" meta:value-type="string"> Intellectual Property","DOI":"10/gg9sms","ISSN":"1747-1796","issue":"1-2","language":"en","license":"© 2013 John Wiley &amp; Sons Ltd","note":"_eprint: https://onlinelibrary.wiley.com/doi/pdf/10.1002/jwip.12006","page":"72-86","source":"Wiley Online Library"</meta:user-defined>
    <meta:user-defined meta:name="ZOTERO_BREF_6jnk3uTVPfKm_19" meta:value-type="string">,"title":"No More Mere Conduit? Abandoning Net Neutrality and Its Possible Consequences on Internet Service Providers' Content Liability","title-short":"No More Mere Conduit?","volume":"16","author":[{"family":"Hynönen","given":"Kalle"}],"issued":{"date-p</meta:user-defined>
    <meta:user-defined meta:name="ZOTERO_BREF_6jnk3uTVPfKm_2" meta:value-type="string">tero.org/users/3369203/items/LWC47EP9"],"itemData":{"id":30675,"type":"article-journal","abstract":"Adolescents are currently the most digitally connected generation in history. There is an ever-growing need to understand how typical adolescent risk-takin</meta:user-defined>
    <meta:user-defined meta:name="ZOTERO_BREF_6jnk3uTVPfKm_20" meta:value-type="string">arts":[["2013"]]}}}],"schema":"https://github.com/citation-style-language/schema/raw/master/csl-citation.json"}</meta:user-defined>
    <meta:user-defined meta:name="ZOTERO_BREF_6jnk3uTVPfKm_3" meta:value-type="string">g intersects with the vastly criminogenic potential of digital technology. Criminal hacking in older adolescents (16–19-year-olds) was assessed using an adapted Theory of Planned Behaviour (TPB) model, a cohesive theoretical framework that incorporates co</meta:user-defined>
    <meta:user-defined meta:name="ZOTERO_BREF_6jnk3uTVPfKm_4" meta:value-type="string">gnitive processes and human drivers (informed by psychology, cyberpsychology, and criminology theory). In 2021, a large-scale anonymous online survey was conducted across nine European countries. Criminal hacking was assessed using data from 3985 particip</meta:user-defined>
    <meta:user-defined meta:name="ZOTERO_BREF_6jnk3uTVPfKm_5" meta:value-type="string">ants (M = 1895, 47.55%; F = 1968, 49.39%). This study formulated a powerful predictive model of youth hacking intention (accounting for 38.8% of the variance) and behaviour (accounting for 33.6% of the variance). A significant minority, approximately one </meta:user-defined>
    <meta:user-defined meta:name="ZOTERO_BREF_6jnk3uTVPfKm_6" meta:value-type="string">in six (16.34%), were found to have engaged in hacking, and approximately 2% reported engaging in hacking often or very often. Increased age, being male, and offline deviant behaviour were significant predictors of hacking behaviour. In line with the TPB,</meta:user-defined>
    <meta:user-defined meta:name="ZOTERO_BREF_6jnk3uTVPfKm_7" meta:value-type="string"> intention was the strongest individual predictor of hacking behaviour, which in turn was significantly predicted by cognitive processes accounted for by TPB constructs: subjective norms of family and peers, attitudes towards hacking, and perceived behavi</meta:user-defined>
    <meta:user-defined meta:name="ZOTERO_BREF_6jnk3uTVPfKm_8" meta:value-type="string">oural control. These TPB constructs were found to be significantly associated with human factors of risk-taking, toxic online disinhibition, offline deviant behaviour, and demographic variables of age and gender. Implications for future research, interven</meta:user-defined>
    <meta:user-defined meta:name="ZOTERO_BREF_6jnk3uTVPfKm_9" meta:value-type="string">tions, policy, and practice are discussed.","citation-key":"aikenIntentionHackApplying2024","container-title":"Forensic Sciences","DOI":"10.3390/forensicsci4010003","ISSN":"2673-6756, 2673-6756","issue":"1","language":"en","publisher":"MDPI","source":"uel</meta:user-defined>
    <meta:user-defined meta:name="ZOTERO_BREF_Hnv9oBRgsIDb_1" meta:value-type="string">ZOTERO_BIBL {"uncited":[],"omitted":[],"custom":[]} CSL_BIBLIOGRAPHY</meta:user-defined>
    <meta:user-defined meta:name="ZOTERO_BREF_J3BWiMv17Pqp_1" meta:value-type="string">ZOTERO_ITEM CSL_CITATION {"citationID":"Pejf7X4H","properties":{"unsorted":false,"formattedCitation":"(Veale, 2026)","plainCitation":"(Veale, 2026)","noteIndex":0},"citationItems":[{"id":30698,"uris":["http://zotero.org/users/3369203/items/CRHS4E3V"],"ite</meta:user-defined>
    <meta:user-defined meta:name="ZOTERO_BREF_J3BWiMv17Pqp_2" meta:value-type="string">mData":{"id":30698,"type":"chapter","abstract":"Covid-19 saw states creating and repurposing informational infrastructures to manage populations and, in turn, the pandemic. This chapter considers how these infrastructures played out in their legal context</meta:user-defined>
    <meta:user-defined meta:name="ZOTERO_BREF_J3BWiMv17Pqp_3" meta:value-type="string">s and shows how while privacy regimes, where they existed, largely remained applicable, particular technologies reshaped the privacy landscape, and at times pushed at the boundaries of the legal system. States seeking to use telecommunications data to sha</meta:user-defined>
    <meta:user-defined meta:name="ZOTERO_BREF_J3BWiMv17Pqp_4" meta:value-type="string">pe behaviour faced significant legal challenges as courts struck down a range of instruments, although some powers proved nebulous and hard to challenge. Digital contact tracing apps showcased a different dynamic, as the architecture of these systems—whet</meta:user-defined>
    <meta:user-defined meta:name="ZOTERO_BREF_J3BWiMv17Pqp_5" meta:value-type="string">her centralized or decentralized—shaped legal responses. Not all is gloomy, however—insofar as the pandemic made information technology a political focus for legislators and citizens, this may bode well for future law-making and governance.","citation-key</meta:user-defined>
    <meta:user-defined meta:name="ZOTERO_BREF_J3BWiMv17Pqp_6" meta:value-type="string">":"vealePrivacyInformationalInfrastructures2026","container-title":"Comparing Covid Laws: A Critical Global Survey","DOI":"10.1093/9780198899921.003.0010","ISBN":"978-0-19-889989-1","page":"0","publisher":"Oxford University Press","source":"Silverchair","</meta:user-defined>
    <meta:user-defined meta:name="ZOTERO_BREF_J3BWiMv17Pqp_7" meta:value-type="string">title":"Privacy, Informational Infrastructures, and Covid-19: Comparative Legal Responses","title-short":"Privacy, Informational Infrastructures, and Covid-19","URL":"https://doi.org/10.1093/9780198899921.003.0010","author":[{"family":"Veale","given":"Mic</meta:user-defined>
    <meta:user-defined meta:name="ZOTERO_BREF_J3BWiMv17Pqp_8" meta:value-type="string">hael"}],"editor":[{"family":"King","given":"Jeff"},{"family":"Luiz Motta Ferraz","given":"Octávio"}],"accessed":{"date-parts":[["2026",3,28]]},"issued":{"date-parts":[["2026",3,12]]}}}],"schema":"https://github.com/citation-style-language/schema/raw/maste</meta:user-defined>
    <meta:user-defined meta:name="ZOTERO_BREF_J3BWiMv17Pqp_9" meta:value-type="string">r/csl-citation.json"}</meta:user-defined>
    <meta:user-defined meta:name="ZOTERO_BREF_VSBLiFPi0oZV_1" meta:value-type="string">ZOTERO_ITEM CSL_CITATION {"citationID":"otmb1gUs","properties":{"unsorted":false,"formattedCitation":"(Aiken et al., 2024; Veale, 2025)","plainCitation":"(Aiken et al., 2024; Veale, 2025)","noteIndex":0},"citationItems":[{"id":30675,"uris":["http://zotero</meta:user-defined>
    <meta:user-defined meta:name="ZOTERO_BREF_VSBLiFPi0oZV_10" meta:value-type="string">ository.worktribe.com","title":"Intention to Hack? Applying the Theory of Planned Behaviour to Youth Criminal Hacking","title-short":"Intention to Hack?","URL":"https://uel-repository.worktribe.com/output/452300/intention-to-hack-applying-the-theory-of-pl</meta:user-defined>
    <meta:user-defined meta:name="ZOTERO_BREF_VSBLiFPi0oZV_11" meta:value-type="string">anned-behaviour-to-youth-criminal-hacking","volume":"4","author":[{"family":"Aiken","given":"Mary"},{"family":"Davidson","given":"Julia"},{"family":"Walrave","given":"M."},{"family":"Ponnet","given":"K. S."},{"family":"Phillips","given":"Kirsty"},{"family</meta:user-defined>
    <meta:user-defined meta:name="ZOTERO_BREF_VSBLiFPi0oZV_12" meta:value-type="string">":"Farr","given":"Ruby"}],"accessed":{"date-parts":[["2026",3,25]]},"issued":{"date-parts":[["2024",1,30]]}}},{"id":186,"uris":["http://zotero.org/users/3369203/items/ETZWUF5I"],"itemData":{"id":186,"type":"chapter","citation-key":"vealeCommonlyHeldShakyA</meta:user-defined>
    <meta:user-defined meta:name="ZOTERO_BREF_VSBLiFPi0oZV_13" meta:value-type="string">ssumptions2023","container-title":"Research Handbook on Competition Law and Data Privacy","publisher":"Edward Elgar","source":"Google Scholar","title":"Some Commonly-Held but Shaky Assumptions about Data, Privacy and Power","URL":"https://osf.io/preprints</meta:user-defined>
    <meta:user-defined meta:name="ZOTERO_BREF_VSBLiFPi0oZV_14" meta:value-type="string">/socarxiv/z8tw6/","author":[{"family":"Veale","given":"Michael"}],"editor":[{"family":"Ioannidou","given":"Maria"},{"family":"Mantazri","given":"Despoina"}],"accessed":{"date-parts":[["2024",3,6]]},"issued":{"date-parts":[["2025"]]}}}],"schema":"https://g</meta:user-defined>
    <meta:user-defined meta:name="ZOTERO_BREF_VSBLiFPi0oZV_15" meta:value-type="string">ithub.com/citation-style-language/schema/raw/master/csl-citation.json"}</meta:user-defined>
    <meta:user-defined meta:name="ZOTERO_BREF_VSBLiFPi0oZV_2" meta:value-type="string">.org/users/3369203/items/LWC47EP9"],"itemData":{"id":30675,"type":"article-journal","abstract":"Adolescents are currently the most digitally connected generation in history. There is an ever-growing need to understand how typical adolescent risk-taking in</meta:user-defined>
    <meta:user-defined meta:name="ZOTERO_BREF_VSBLiFPi0oZV_3" meta:value-type="string">tersects with the vastly criminogenic potential of digital technology. Criminal hacking in older adolescents (16–19-year-olds) was assessed using an adapted Theory of Planned Behaviour (TPB) model, a cohesive theoretical framework that incorporates cognit</meta:user-defined>
    <meta:user-defined meta:name="ZOTERO_BREF_VSBLiFPi0oZV_4" meta:value-type="string">ive processes and human drivers (informed by psychology, cyberpsychology, and criminology theory). In 2021, a large-scale anonymous online survey was conducted across nine European countries. Criminal hacking was assessed using data from 3985 participants</meta:user-defined>
    <meta:user-defined meta:name="ZOTERO_BREF_VSBLiFPi0oZV_5" meta:value-type="string"> (M = 1895, 47.55%; F = 1968, 49.39%). This study formulated a powerful predictive model of youth hacking intention (accounting for 38.8% of the variance) and behaviour (accounting for 33.6% of the variance). A significant minority, approximately one in s</meta:user-defined>
    <meta:user-defined meta:name="ZOTERO_BREF_VSBLiFPi0oZV_6" meta:value-type="string">ix (16.34%), were found to have engaged in hacking, and approximately 2% reported engaging in hacking often or very often. Increased age, being male, and offline deviant behaviour were significant predictors of hacking behaviour. In line with the TPB, int</meta:user-defined>
    <meta:user-defined meta:name="ZOTERO_BREF_VSBLiFPi0oZV_7" meta:value-type="string">ention was the strongest individual predictor of hacking behaviour, which in turn was significantly predicted by cognitive processes accounted for by TPB constructs: subjective norms of family and peers, attitudes towards hacking, and perceived behavioura</meta:user-defined>
    <meta:user-defined meta:name="ZOTERO_BREF_VSBLiFPi0oZV_8" meta:value-type="string">l control. These TPB constructs were found to be significantly associated with human factors of risk-taking, toxic online disinhibition, offline deviant behaviour, and demographic variables of age and gender. Implications for future research, intervention</meta:user-defined>
    <meta:user-defined meta:name="ZOTERO_BREF_VSBLiFPi0oZV_9" meta:value-type="string">s, policy, and practice are discussed.","citation-key":"aikenIntentionHackApplying2024","container-title":"Forensic Sciences","DOI":"10.3390/forensicsci4010003","ISSN":"2673-6756, 2673-6756","issue":"1","language":"en","publisher":"MDPI","source":"uel-rep</meta:user-defined>
    <meta:user-defined meta:name="ZOTERO_BREF_XoMmgOO9xzzN_1" meta:value-type="string">ZOTERO_BIBL {"uncited":[],"omitted":[],"custom":[]} CSL_BIBLIOGRAPHY</meta:user-defined>
    <meta:user-defined meta:name="ZOTERO_BREF_easW5UnYX2zI_1" meta:value-type="string">ZOTERO_ITEM CSL_CITATION {"citationID":"uI4u35z4","properties":{"unsorted":false,"formattedCitation":"(Boerman et al., 2017)","plainCitation":"(Boerman et al., 2017)","noteIndex":0},"citationItems":[{"id":5982,"uris":["http://zotero.org/users/3369203/item</meta:user-defined>
    <meta:user-defined meta:name="ZOTERO_BREF_easW5UnYX2zI_2" meta:value-type="string">s/JB7F7BW6"],"itemData":{"id":5982,"type":"article-journal","abstract":"Advertisers are increasingly monitoring people's online behavior and using the information collected to show people individually targeted advertisements. This phenomenon is called onl</meta:user-defined>
    <meta:user-defined meta:name="ZOTERO_BREF_easW5UnYX2zI_3" meta:value-type="string">ine behavioral advertising (OBA). Although advertisers can benefit from OBA, the practice also raises concerns about privacy. Therefore, OBA has received much attention from advertisers, consumers, policymakers, and scholars. Despite this attention, there</meta:user-defined>
    <meta:user-defined meta:name="ZOTERO_BREF_easW5UnYX2zI_4" meta:value-type="string"> is neither a strong definition of OBA nor a clear accumulation of empirical findings. This article defines OBA and provides an overview of the empirical findings by developing a framework that identifies and integrates all factors that can explain consum</meta:user-defined>
    <meta:user-defined meta:name="ZOTERO_BREF_easW5UnYX2zI_5" meta:value-type="string">er responses toward OBA. The framework suggests that the outcomes of OBA are dependent on advertiser-controlled factors (e.g., the level of personalization) and consumer-controlled factors (e.g., knowledge and perceptions about OBA and individual characte</meta:user-defined>
    <meta:user-defined meta:name="ZOTERO_BREF_easW5UnYX2zI_6" meta:value-type="string">ristics). The article also overviews the theoretical positioning of OBA by placing the theories that are used to explain consumers’ responses to OBA in our framework. Finally, we develop a research agenda and discuss implications for policymakers and adve</meta:user-defined>
    <meta:user-defined meta:name="ZOTERO_BREF_easW5UnYX2zI_7" meta:value-type="string">rtisers.","citation-key":"boermanOnlineBehavioralAdvertising2017","container-title":"Journal of Advertising","DOI":"10/ggc2jf","ISSN":"0091-3367","issue":"3","page":"363-376","source":"Taylor and Francis+NEJM","title":"Online Behavioral Advertising: A Lit</meta:user-defined>
    <meta:user-defined meta:name="ZOTERO_BREF_easW5UnYX2zI_8" meta:value-type="string">erature Review and Research Agenda","title-short":"Online Behavioral Advertising","volume":"46","author":[{"family":"Boerman","given":"Sophie C."},{"family":"Kruikemeier","given":"Sanne"},{"family":"Borgesius","given":"Frederik J. Zuiderveen"}],"issued":{</meta:user-defined>
    <meta:user-defined meta:name="ZOTERO_BREF_easW5UnYX2zI_9" meta:value-type="string">"date-parts":[["2017"]]}}}],"schema":"https://github.com/citation-style-language/schema/raw/master/csl-citation.json"}</meta:user-defined>
    <meta:user-defined meta:name="ZOTERO_PREF_1" meta:value-type="string">&lt;data data-version="3" zotero-version="8.0.5"&gt;&lt;session id="p5BHG5T9"/&gt;&lt;style id="http://www.zotero.org/styles/elsevier-harvard" hasBibliography="1" bibliographyStyleHasBeenSet="1"/&gt;&lt;prefs&gt;&lt;pref name="fieldType" value="Bookmark"/&gt;&lt;/prefs&gt;&lt;/data&gt;</meta:user-defined>
    <meta:user-defined meta:name="Zotero_Code_0033667f" meta:value-type="string">ITEM CSL_CITATION {"citationID":"kBnXc5u7","properties":{"unsorted":false,"formattedCitation":"(Bates et al., 1999)","plainCitation":"(Bates et al., 1999)","noteIndex":0},"citationItems":[{"id":1381,"uris":["http://zotero.org/users/3369203/items/K3T5LUNM"],"itemData":{"id":1381,"type":"article-journal","abstract":"The European Commission has announced that it is considering legislation concerning further restrictions on cigarette tar and nicotine yields, as well as new provisions to regulate additives and the labelling of tobacco products. This report considers these issues and their relation to public health.\n\nIn particular, we argue that further reductions in tar and nicotine yields as measured by the International Standards Organisation/Federal Trade Commission (ISO/FTC) method will be largely cosmetic and certainly misleading to consumers. If a new directive uses the ISO/FTC methodology as a basis for regulation, it risks lending further official support to the concept of “low tar” cigarettes, which may be used by smokers as an alternative to smoking cessation.\n\nAlthough new regulations based on the ISO/FTC methodology may appear to offer health gains, these will be illusory and there may even be negative health consequences, as has been the case with these tests up to the present. We therefore make the following recommendations for the way forward.\n\n### ABANDON THE EXISTING APPROACH\n\nIt is widely recognised that the ISO/FTC test does not work—not least by the FTC itself. By legitimising the false claims of low tar cigarettes, it probably does more harm than good. It should be abandoned as a basis for measurement, regulation, and labelling of tobacco products in the new directive. The test should be kept only for archival continuity and replaced with other approaches (see below) for measuring toxicity.\n\n### ESTABLISH A NEW BASIS FOR MEASUREMENT, REGULATION, AND LABELLING\n\nThis should include some or all of the following.","citation-key":"batesFutureTobaccoProduct1999","container-title":"Tobacco Control","DOI":"10.1136/tc.8.2.225","ISSN":"0964-4563, 1468-3318","issue":"2","language":"en","license":"Tobacco Control","page":"225-235","PMID":"10478414","publisher":"BMJ Publishing Group Ltd","section":"Special report","source":"tobaccocontrol.bmj.com","title":"The future of tobacco product regulation and labelling in Europe: implications for the forthcoming European Union directive","title-short":"The future of tobacco product regulation and labelling in Europe","volume":"8","author":[{"family":"Bates","given":"Clive"},{"family":"McNeill","given":"Ann"},{"family":"Jarvis","given":"Martin"},{"family":"Gray","given":"Nigel"}],"issued":{"date-parts":[["1999",6,1]]}}}],"schema":"https://github.com/citation-style-language/schema/raw/master/csl-citation.json"}</meta:user-defined>
    <meta:user-defined meta:name="Zotero_Code_0fe69dfe" meta:value-type="string">ITEM CSL_CITATION {"citationID":"3SRaSETB","properties":{"formattedCitation":"(Lerner and Schankerman, 2010)","plainCitation":"(Lerner and Schankerman, 2010)","noteIndex":0},"citationItems":[{"id":30694,"uris":["http://zotero.org/users/3369203/items/RHTXKRZN"],"itemData":{"id":30694,"type":"book","abstract":"The interaction of open source and proprietary software and the implications for economic development.Discussions of the economic impact of open source sof","citation-key":"lernerComingledCodeOpen2010","DOI":"10.7551/mitpress/9780262014632.001.0001","ISBN":"978-0-262-28957-3","language":"en","note":"DOI: 10.7551/mitpress/9780262014632.001.0001","publisher":"The MIT Press","source":"direct.mit.edu","title":"The Comingled Code: Open Source and Economic Development","title-short":"The Comingled Code","URL":"https://direct.mit.edu/books/monograph/3301/The-Comingled-CodeOpen-Source-and-Economic","author":[{"family":"Lerner","given":"Josh"},{"family":"Schankerman","given":"Mark"}],"accessed":{"date-parts":[["2026",3,25]]},"issued":{"date-parts":[["2010",9,24]]}}}],"schema":"https://github.com/citation-style-language/schema/raw/master/csl-citation.json"}</meta:user-defined>
    <meta:user-defined meta:name="Zotero_Code_2e3580c9" meta:value-type="string">ITEM CSL_CITATION {"citationID":"5xfW9aeL","properties":{"formattedCitation":"Michael Veale, ‘A Critical Take on the Policy Recommendations of the EU High-Level Expert Group on Artificial Intelligence’ (2020) 11 European Journal of Risk Regulation &amp;#60;https://doi.org/10.1017/err.2019.65&amp;#62; accessed 10 February 2022","plainCitation":"Michael Veale, ‘A Critical Take on the Policy Recommendations of the EU High-Level Expert Group on Artificial Intelligence’ (2020) 11 European Journal of Risk Regulation &lt;https://doi.org/10.1017/err.2019.65&gt; accessed 10 February 2022","dontUpdate":true,"noteIndex":1},"citationItems":[{"id":1564,"uris":["http://zotero.org/users/3369203/items/JGKCZMG8"],"itemData":{"id":1564,"type":"article-journal","abstract":"The European Commission recently published the policy recommendations of its “High-Level Expert Group on Artificial Intelligence”: a heavily anticipated document, particularly in the context of the stated ambition of the new Commission President to regulate in that area. This article argues that these recommendations have significant deficits in a range of areas. It analyses a selection of the Group’s proposals in context of the governance of artificial intelligence more broadly, focusing on issues of framing, representation and expertise, and on the lack of acknowledgement of key issues of power and infrastructure underpinning modern information economies and practices of optimisation.","citation-key":"vealeCriticalTakePolicy2020","container-title":"European Journal of Risk Regulation","DOI":"10.1017/err.2019.65","ISSN":"1867-299X, 2190-8249","issue":"1","language":"en","note":"mlzsync1:0058{\"extrafields\":{\"publisher\":\"Cambridge University Press\"}}","source":"Cambridge University Press","title":"A Critical Take on the Policy Recommendations of the EU High-Level Expert Group on Artificial Intelligence","URL":"http://www.cambridge.org/core/journals/european-journal-of-risk-regulation/article/critical-take-on-the-policy-recommendations-of-the-eu-highlevel-expert-group-on-artificial-intelligence/FF6FF91A0C140E58B4B527C68E0C5321","volume":"11","author":[{"family":"Veale","given":"Michael"}],"accessed":{"date-parts":[["2022",2,10]]},"issued":{"date-parts":[["2020"]]}}}],"schema":"https://github.com/citation-style-language/schema/raw/master/csl-citation.json"}</meta:user-defined>
    <meta:user-defined meta:name="Zotero_Code_4044359c" meta:value-type="string">ITEM CSL_CITATION {"citationID":"a1gnaopvukp","properties":{"unsorted":false,"formattedCitation":"(Lerner and Schankerman, 2010; Veale, 2024)","plainCitation":"(Lerner and Schankerman, 2010; Veale, 2024)","noteIndex":0},"citationItems":[{"id":30694,"uris":["http://zotero.org/users/3369203/items/RHTXKRZN"],"itemData":{"id":30694,"type":"book","abstract":"The interaction of open source and proprietary software and the implications for economic development.Discussions of the economic impact of open source sof","citation-key":"lernerComingledCodeOpen2010","DOI":"10.7551/mitpress/9780262014632.001.0001","ISBN":"978-0-262-28957-3","language":"en","note":"DOI: 10.7551/mitpress/9780262014632.001.0001","publisher":"The MIT Press","source":"direct.mit.edu","title":"The Comingled Code: Open Source and Economic Development","title-short":"The Comingled Code","URL":"https://direct.mit.edu/books/monograph/3301/The-Comingled-CodeOpen-Source-and-Economic","author":[{"family":"Lerner","given":"Josh"},{"family":"Schankerman","given":"Mark"}],"accessed":{"date-parts":[["2026",3,25]]},"issued":{"date-parts":[["2010",9,24]]}}},{"id":179,"uris":["http://zotero.org/users/3369203/items/JWMGT6RQ"],"itemData":{"id":179,"type":"chapter","abstract":"This chapter reviews the Law Enforcement Directive (LED), which states that logs should be used solely for the verification of the lawfulness of processing, self-monitoring, ensuring the integrity and security of the personal data, and for criminal proceedings. It considers the logging and review of logs as an important part of the computer security required by clause 4(1)(f) LED. The LED’s logging provisions in the Netherlands under Article 25 LED are used to introduce real-time systems to monitor police use of data and detect misuse. The chapter details how logging can support internal accountability. Logging may support data minimisation efforts by evidencing the frequency of use of data and informing retention periods or collection scope.","citation-key":"vealeArticle25Logging2024","container-title":"The EU Law Enforcement Directive (LED): A Commentary","DOI":"10.1093/law/9780192855220.003.0025","edition":"1","ISBN":"978-0-19-285522-0","page":"0","publisher":"Oxford University Press","publisher-place":"Oxford","source":"Silverchair","title":"Article 25: Logging","URL":"https://doi.org/10.1093/law/9780192855220.003.0025","author":[{"family":"Veale","given":"Michael"}],"editor":[{"family":"Kosta","given":"Eleni"},{"family":"Boehm","given":"Franziska"}],"accessed":{"date-parts":[["2024",10,13]]},"issued":{"date-parts":[["2024"]]}}}],"schema":"https://github.com/citation-style-language/schema/raw/master/csl-citation.json"}</meta:user-defined>
    <meta:user-defined meta:name="Zotero_Code_47c55d3b" meta:value-type="string">ITEM CSL_CITATION {"citationID":"L4vyehKr","properties":{"unsorted":false,"formattedCitation":"[1]","plainCitation":"[1]","noteIndex":0},"citationItems":[{"id":30694,"uris":["http://zotero.org/users/3369203/items/RHTXKRZN"],"itemData":{"id":30694,"type":"book","abstract":"The interaction of open source and proprietary software and the implications for economic development.Discussions of the economic impact of open source sof","citation-key":"lernerComingledCodeOpen2010","DOI":"10.7551/mitpress/9780262014632.001.0001","ISBN":"978-0-262-28957-3","language":"en","note":"DOI: 10.7551/mitpress/9780262014632.001.0001","publisher":"The MIT Press","source":"direct.mit.edu","title":"The Comingled Code: Open Source and Economic Development","title-short":"The Comingled Code","URL":"https://direct.mit.edu/books/monograph/3301/The-Comingled-CodeOpen-Source-and-Economic","author":[{"family":"Lerner","given":"Josh"},{"family":"Schankerman","given":"Mark"}],"accessed":{"date-parts":[["2026",3,25]]},"issued":{"date-parts":[["2010",9,24]]}}}],"schema":"https://github.com/citation-style-language/schema/raw/master/csl-citation.json"}</meta:user-defined>
    <meta:user-defined meta:name="Zotero_Code_4e6b7a5a" meta:value-type="string">ITEM CSL_CITATION {"citationID":"Lez0lE8B","properties":{"formattedCitation":"Michael Veale, ‘A Critical Take on the Policy Recommendations of the EU High-Level Expert Group on Artificial Intelligence’ (2020) 11 European Journal of Risk Regulation &amp;#60;https://doi.org/10.1017/err.2019.65&amp;#62; accessed 10 February 2022","plainCitation":"Michael Veale, ‘A Critical Take on the Policy Recommendations of the EU High-Level Expert Group on Artificial Intelligence’ (2020) 11 European Journal of Risk Regulation &lt;https://doi.org/10.1017/err.2019.65&gt; accessed 10 February 2022","noteIndex":1},"citationItems":[{"id":1564,"uris":["http://zotero.org/users/3369203/items/JGKCZMG8"],"itemData":{"id":1564,"type":"article-journal","abstract":"The European Commission recently published the policy recommendations of its “High-Level Expert Group on Artificial Intelligence”: a heavily anticipated document, particularly in the context of the stated ambition of the new Commission President to regulate in that area. This article argues that these recommendations have significant deficits in a range of areas. It analyses a selection of the Group’s proposals in context of the governance of artificial intelligence more broadly, focusing on issues of framing, representation and expertise, and on the lack of acknowledgement of key issues of power and infrastructure underpinning modern information economies and practices of optimisation.","citation-key":"vealeCriticalTakePolicy2020","container-title":"European Journal of Risk Regulation","DOI":"10.1017/err.2019.65","ISSN":"1867-299X, 2190-8249","issue":"1","language":"en","note":"mlzsync1:0058{\"extrafields\":{\"publisher\":\"Cambridge University Press\"}}","source":"Cambridge University Press","title":"A Critical Take on the Policy Recommendations of the EU High-Level Expert Group on Artificial Intelligence","URL":"http://www.cambridge.org/core/journals/european-journal-of-risk-regulation/article/critical-take-on-the-policy-recommendations-of-the-eu-highlevel-expert-group-on-artificial-intelligence/FF6FF91A0C140E58B4B527C68E0C5321","volume":"11","author":[{"family":"Veale","given":"Michael"}],"accessed":{"date-parts":[["2022",2,10]]},"issued":{"date-parts":[["2020"]]}}}],"schema":"https://github.com/citation-style-language/schema/raw/master/csl-citation.json"}</meta:user-defined>
    <meta:user-defined meta:name="Zotero_Code_50af8981" meta:value-type="string">ITEM CSL_CITATION {"citationID":"a28h8tbm92o","properties":{"unsorted":false,"formattedCitation":"(Veale, 2026)","plainCitation":"(Veale, 2026)","noteIndex":0},"citationItems":[{"id":30698,"uris":["http://zotero.org/users/3369203/items/CRHS4E3V"],"itemData":{"id":30698,"type":"chapter","abstract":"Covid-19 saw states creating and repurposing informational infrastructures to manage populations and, in turn, the pandemic. This chapter considers how these infrastructures played out in their legal contexts and shows how while privacy regimes, where they existed, largely remained applicable, particular technologies reshaped the privacy landscape, and at times pushed at the boundaries of the legal system. States seeking to use telecommunications data to shape behaviour faced significant legal challenges as courts struck down a range of instruments, although some powers proved nebulous and hard to challenge. Digital contact tracing apps showcased a different dynamic, as the architecture of these systems—whether centralized or decentralized—shaped legal responses. Not all is gloomy, however—insofar as the pandemic made information technology a political focus for legislators and citizens, this may bode well for future law-making and governance.","citation-key":"vealePrivacyInformationalInfrastructures2026","container-title":"Comparing Covid Laws: A Critical Global Survey","DOI":"10.1093/9780198899921.003.0010","ISBN":"978-0-19-889989-1","page":"0","publisher":"Oxford University Press","source":"Silverchair","title":"Privacy, Informational Infrastructures, and Covid-19: Comparative Legal Responses","title-short":"Privacy, Informational Infrastructures, and Covid-19","URL":"https://doi.org/10.1093/9780198899921.003.0010","author":[{"family":"Veale","given":"Michael"}],"editor":[{"family":"King","given":"Jeff"},{"family":"Luiz Motta Ferraz","given":"Octávio"}],"accessed":{"date-parts":[["2026",3,28]]},"issued":{"date-parts":[["2026",3,12]]}}}],"schema":"https://github.com/citation-style-language/schema/raw/master/csl-citation.json"}</meta:user-defined>
    <meta:user-defined meta:name="Zotero_Code_527433cf" meta:value-type="string">ITEM CSL_CITATION {"citationID":"8wpexnUr","properties":{"formattedCitation":"Eleanor Clifford and others, ‘Locking Machine Learning Models into Hardware’ (IEEE Computer Society 2025) &amp;#60;https://doi.org/10.1109/SaTML64287.2025.00023&amp;#62; accessed 6 August 2025","plainCitation":"Eleanor Clifford and others, ‘Locking Machine Learning Models into Hardware’ (IEEE Computer Society 2025) &lt;https://doi.org/10.1109/SaTML64287.2025.00023&gt; accessed 6 August 2025","noteIndex":4},"citationItems":[{"id":26840,"uris":["http://zotero.org/users/3369203/items/NXW5CAGG"],"itemData":{"id":26840,"type":"paper-conference","abstract":"Modern machine learning (ML) models are expensive IP and business competitiveness often depends on keeping this IP confidential. This in turn restricts how these models are deployed; for example, it is unclear how to deploy a model on-device without inevitably leaking the underlying model. At the same time, confidential computing technologies such as multi-party computation or homomorphic encryption remain impractical for wide adoption. In this paper, we take a different approach and investigate the feasibility of ML-specific mechanisms that deter unauthorized model use by restricting the model to only be usable on specific hardware, making adoption on unauthorized hardware inconvenient. That way, even if IP is compromised, it cannot be trivially used without specialised hardware or major model adjustment. In a sense, we seek to enable cheap locking of machine learning models into specific hardware. We demonstrate that locking mechanisms are feasible by either targeting efficiency of model representations, making such models incompatible with quantization, or tying the model's operation to specific characteristics of hardware, such as the number of clock cycles for arithmetic operations. We demonstrate that locking comes with negligible overheads, while significantly restricting usability of the resultant model on unauthorized hardware.","citation-key":"cliffordLockingMachineLearning2025","DOI":"10.1109/SaTML64287.2025.00023","event-title":"2025 IEEE Conference on Secure and Trustworthy Machine Learning (SaTML)","ISBN":"979-8-3315-1711-3","language":"English","page":"302-320","publisher":"IEEE Computer Society","source":"www.computer.org","title":"Locking Machine Learning Models into Hardware","URL":"https://www.computer.org/csdl/proceedings-article/satml/2025/171100a302/26VnsgjHTZ6","author":[{"family":"Clifford","given":"Eleanor"},{"family":"Saravanan","given":"Adhithya"},{"family":"Langford","given":"Harry"},{"family":"Zhang","given":"Cheng"},{"family":"Zhao","given":"Yiren"},{"family":"Mullins","given":"Robert"},{"family":"Shumailov","given":"Ilia"},{"family":"Hayes","given":"Jamie"}],"accessed":{"date-parts":[["2025",8,6]]},"issued":{"date-parts":[["2025",4,1]]}}}],"schema":"https://github.com/citation-style-language/schema/raw/master/csl-citation.json"}</meta:user-defined>
    <meta:user-defined meta:name="Zotero_Code_5381eb0f" meta:value-type="string">ITEM CSL_CITATION {"citationID":"a47nurd93b","properties":{"unsorted":false,"formattedCitation":"(Lerner and Schankerman, 2010)","plainCitation":"(Lerner and Schankerman, 2010)","noteIndex":0},"citationItems":[{"id":30694,"uris":["http://zotero.org/users/3369203/items/RHTXKRZN"],"itemData":{"id":30694,"type":"book","abstract":"The interaction of open source and proprietary software and the implications for economic development.Discussions of the economic impact of open source sof","citation-key":"lernerComingledCodeOpen2010","DOI":"10.7551/mitpress/9780262014632.001.0001","ISBN":"978-0-262-28957-3","language":"en","note":"DOI: 10.7551/mitpress/9780262014632.001.0001","publisher":"The MIT Press","source":"direct.mit.edu","title":"The Comingled Code: Open Source and Economic Development","title-short":"The Comingled Code","URL":"https://direct.mit.edu/books/monograph/3301/The-Comingled-CodeOpen-Source-and-Economic","author":[{"family":"Lerner","given":"Josh"},{"family":"Schankerman","given":"Mark"}],"accessed":{"date-parts":[["2026",3,25]]},"issued":{"date-parts":[["2010",9,24]]}}}],"schema":"https://github.com/citation-style-language/schema/raw/master/csl-citation.json"}</meta:user-defined>
    <meta:user-defined meta:name="Zotero_Code_56f046ba" meta:value-type="string">ITEM CSL_CITATION {"citationID":"JEBrJhav","properties":{"unsorted":false,"formattedCitation":"(Lerner and Schankerman, 2010)","plainCitation":"(Lerner and Schankerman, 2010)","noteIndex":0},"citationItems":[{"id":30694,"uris":["http://zotero.org/users/3369203/items/RHTXKRZN"],"itemData":{"id":30694,"type":"book","abstract":"The interaction of open source and proprietary software and the implications for economic development.Discussions of the economic impact of open source sof","citation-key":"lernerComingledCodeOpen2010","DOI":"10.7551/mitpress/9780262014632.001.0001","ISBN":"978-0-262-28957-3","language":"en","note":"DOI: 10.7551/mitpress/9780262014632.001.0001","publisher":"The MIT Press","source":"direct.mit.edu","title":"The Comingled Code: Open Source and Economic Development","title-short":"The Comingled Code","URL":"https://direct.mit.edu/books/monograph/3301/The-Comingled-CodeOpen-Source-and-Economic","author":[{"family":"Lerner","given":"Josh"},{"family":"Schankerman","given":"Mark"}],"accessed":{"date-parts":[["2026",3,25]]},"issued":{"date-parts":[["2010",9,24]]}}}],"schema":"https://github.com/citation-style-language/schema/raw/master/csl-citation.json"}</meta:user-defined>
    <meta:user-defined meta:name="Zotero_Code_5ce72b1e" meta:value-type="string">ITEM CSL_CITATION {"citationID":"gR5fUQp2","properties":{"unsorted":false,"formattedCitation":"[2]","plainCitation":"[2]","noteIndex":0},"citationItems":[{"id":30211,"uris":["http://zotero.org/users/3369203/items/VDE3EZBK"],"itemData":{"id":30211,"type":"webpage","abstract":"Format Boy does not peddle lifestyle tips, inspirational quotes, or paid partnerships. He provides ‘format’ for Yahoo Boys...","citation-key":"okaforWhoFormatBoy2025","container-title":"Businessday NG","language":"en-US","title":"Who is Format Boy?","URL":"https://businessday.ng/news/article/who-is-format-boy/","author":[{"family":"Okafor","given":"Obidike"}],"accessed":{"date-parts":[["2026",3,8]]},"issued":{"date-parts":[["2025",6,7]]}}}],"schema":"https://github.com/citation-style-language/schema/raw/master/csl-citation.json"}</meta:user-defined>
    <meta:user-defined meta:name="Zotero_Code_62733dbd" meta:value-type="string">ITEM CSL_CITATION {"citationID":"UFSzZKve","properties":{"formattedCitation":"(Veale)","plainCitation":"(Veale)","noteIndex":0},"citationItems":[{"id":179,"uris":["http://zotero.org/users/3369203/items/JWMGT6RQ"],"itemData":{"id":179,"type":"chapter","abstract":"This chapter reviews the Law Enforcement Directive (LED), which states that logs should be used solely for the verification of the lawfulness of processing, self-monitoring, ensuring the integrity and security of the personal data, and for criminal proceedings. It considers the logging and review of logs as an important part of the computer security required by clause 4(1)(f) LED. The LED’s logging provisions in the Netherlands under Article 25 LED are used to introduce real-time systems to monitor police use of data and detect misuse. The chapter details how logging can support internal accountability. Logging may support data minimisation efforts by evidencing the frequency of use of data and informing retention periods or collection scope.","citation-key":"vealeArticle25Logging2024","container-title":"The EU Law Enforcement Directive (LED): A Commentary","DOI":"10.1093/law/9780192855220.003.0025","edition":"1","ISBN":"978-0-19-285522-0","page":"0","publisher":"Oxford University Press","publisher-place":"Oxford","source":"Silverchair","title":"Article 25: Logging","URL":"https://doi.org/10.1093/law/9780192855220.003.0025","author":[{"family":"Veale","given":"Michael"}],"editor":[{"family":"Kosta","given":"Eleni"},{"family":"Boehm","given":"Franziska"}],"accessed":{"date-parts":[["2024",10,13]]},"issued":{"date-parts":[["2024"]]}}}],"schema":"https://github.com/citation-style-language/schema/raw/master/csl-citation.json"}</meta:user-defined>
    <meta:user-defined meta:name="Zotero_Code_74f490e1" meta:value-type="string">ITEM CSL_CITATION {"citationID":"udT9sOzF","properties":{"formattedCitation":"(Ohm, 2009)","plainCitation":"(Ohm, 2009)","noteIndex":0},"citationItems":[{"id":2436,"uris":["http://zotero.org/users/3369203/items/FN9DZKSS"],"itemData":{"id":2436,"type":"article-journal","citation-key":"ohmBrokenPromisesPrivacy2009","container-title":"UCLA Law Review","issue":"6","journalAbbreviation":"UCLA L. Rev.","language":"eng","page":"1701-1778","source":"HeinOnline","title":"Broken Promises of Privacy: Responding to the Surprising Failure of Anonymization","title-short":"Broken Promises of Privacy","volume":"57","author":[{"family":"Ohm","given":"Paul"}],"issued":{"date-parts":[["2009"]],"season":"2010"}}}],"schema":"https://github.com/citation-style-language/schema/raw/master/csl-citation.json"}</meta:user-defined>
    <meta:user-defined meta:name="Zotero_Code_77280224" meta:value-type="string">TEMP</meta:user-defined>
    <meta:user-defined meta:name="Zotero_Code_7fd00837" meta:value-type="string">ITEM CSL_CITATION {"citationID":"qoMvBFOi","properties":{"formattedCitation":"(Faculty of Law, University of Oxford)","plainCitation":"(Faculty of Law, University of Oxford)","dontUpdate":true,"noteIndex":1},"citationItems":[{"id":3419,"uris":["http://zotero.org/users/3369203/items/UQCQ6S7S"],"itemData":{"id":3419,"type":"book","citation-key":"facultyoflawuniversityofoxfordOSCOLAOxfordUniversity","publisher-place":"Oxford","title":"OSCOLA (Oxford University Standard for the Citation of Legal Authorities): Fourth Edition","author":[{"literal":"Faculty of Law, University of Oxford"}]}}],"schema":"https://github.com/citation-style-language/schema/raw/master/csl-citation.json"}</meta:user-defined>
    <meta:user-defined meta:name="Zotero_Code_805388b8" meta:value-type="string">ITEM CSL_CITATION {"citationID":"a1k2cg435t2","properties":{"unsorted":false,"formattedCitation":"(Hellman, 2020; Lerner and Schankerman, 2010)","plainCitation":"(Hellman, 2020; Lerner and Schankerman, 2010)","noteIndex":0},"citationItems":[{"id":2751,"uris":["http://zotero.org/users/3369203/items/4C83AIWT"],"itemData":{"id":2751,"type":"article-journal","citation-key":"hellmanMeasuringAlgorithmicFairness2020","container-title":"Va. L. Rev.","title":"Measuring Algorithmic Fairness","URL":"https://poseidon01.ssrn.com/delivery.php?ID=722009025090071118087013097085115002000071009031061037125097087119009101109101114101099038107061010025028093095087123069098104007010093003076115096096117006080102029057035000100066107081125011001065028017127126095075096094083119116095091105114013078017&amp;EXT=pdf","volume":"106","author":[{"family":"Hellman","given":"Deborah"}],"accessed":{"date-parts":[["2019",7,16]]},"issued":{"date-parts":[["2020"]]}}},{"id":30694,"uris":["http://zotero.org/users/3369203/items/RHTXKRZN"],"itemData":{"id":30694,"type":"book","abstract":"The interaction of open source and proprietary software and the implications for economic development.Discussions of the economic impact of open source sof","citation-key":"lernerComingledCodeOpen2010","DOI":"10.7551/mitpress/9780262014632.001.0001","ISBN":"978-0-262-28957-3","language":"en","note":"DOI: 10.7551/mitpress/9780262014632.001.0001","publisher":"The MIT Press","source":"direct.mit.edu","title":"The Comingled Code: Open Source and Economic Development","title-short":"The Comingled Code","URL":"https://direct.mit.edu/books/monograph/3301/The-Comingled-CodeOpen-Source-and-Economic","author":[{"family":"Lerner","given":"Josh"},{"family":"Schankerman","given":"Mark"}],"accessed":{"date-parts":[["2026",3,25]]},"issued":{"date-parts":[["2010",9,24]]}}}],"schema":"https://github.com/citation-style-language/schema/raw/master/csl-citation.json"}</meta:user-defined>
    <meta:user-defined meta:name="Zotero_Code_87693551" meta:value-type="string">BIBL {"uncited":[],"omitted":[],"custom":[]} CSL_BIBLIOGRAPHY</meta:user-defined>
    <meta:user-defined meta:name="Zotero_Code_8b28e53e" meta:value-type="string">ITEM CSL_CITATION {"citationID":"eQNXxX5d","properties":{"formattedCitation":"Veale (n 1)","plainCitation":"Veale (n 1)","noteIndex":2},"citationItems":[{"id":1564,"uris":["http://zotero.org/users/3369203/items/JGKCZMG8"],"itemData":{"id":1564,"type":"article-journal","abstract":"The European Commission recently published the policy recommendations of its “High-Level Expert Group on Artificial Intelligence”: a heavily anticipated document, particularly in the context of the stated ambition of the new Commission President to regulate in that area. This article argues that these recommendations have significant deficits in a range of areas. It analyses a selection of the Group’s proposals in context of the governance of artificial intelligence more broadly, focusing on issues of framing, representation and expertise, and on the lack of acknowledgement of key issues of power and infrastructure underpinning modern information economies and practices of optimisation.","citation-key":"vealeCriticalTakePolicy2020","container-title":"European Journal of Risk Regulation","DOI":"10.1017/err.2019.65","ISSN":"1867-299X, 2190-8249","issue":"1","language":"en","note":"mlzsync1:0058{\"extrafields\":{\"publisher\":\"Cambridge University Press\"}}","source":"Cambridge University Press","title":"A Critical Take on the Policy Recommendations of the EU High-Level Expert Group on Artificial Intelligence","URL":"http://www.cambridge.org/core/journals/european-journal-of-risk-regulation/article/critical-take-on-the-policy-recommendations-of-the-eu-highlevel-expert-group-on-artificial-intelligence/FF6FF91A0C140E58B4B527C68E0C5321","volume":"11","author":[{"family":"Veale","given":"Michael"}],"accessed":{"date-parts":[["2022",2,10]]},"issued":{"date-parts":[["2020"]]}}}],"schema":"https://github.com/citation-style-language/schema/raw/master/csl-citation.json"}</meta:user-defined>
    <meta:user-defined meta:name="Zotero_Code_8b4fe0eb" meta:value-type="string">ITEM CSL_CITATION {"citationID":"a13hc9sups7","properties":{"unsorted":false,"formattedCitation":"[1]","plainCitation":"[1]","noteIndex":0},"citationItems":[{"id":30694,"uris":["http://zotero.org/users/3369203/items/RHTXKRZN"],"itemData":{"id":30694,"type":"book","abstract":"The interaction of open source and proprietary software and the implications for economic development.Discussions of the economic impact of open source sof","citation-key":"lernerComingledCodeOpen2010","DOI":"10.7551/mitpress/9780262014632.001.0001","ISBN":"978-0-262-28957-3","language":"en","note":"DOI: 10.7551/mitpress/9780262014632.001.0001","publisher":"The MIT Press","source":"direct.mit.edu","title":"The Comingled Code: Open Source and Economic Development","title-short":"The Comingled Code","URL":"https://direct.mit.edu/books/monograph/3301/The-Comingled-CodeOpen-Source-and-Economic","author":[{"family":"Lerner","given":"Josh"},{"family":"Schankerman","given":"Mark"}],"accessed":{"date-parts":[["2026",3,25]]},"issued":{"date-parts":[["2010",9,24]]}}}],"schema":"https://github.com/citation-style-language/schema/raw/master/csl-citation.json"}</meta:user-defined>
    <meta:user-defined meta:name="Zotero_Code_8ccabf78" meta:value-type="string">ITEM CSL_CITATION {"citationID":"a1h7f80bmse","properties":{"unsorted":false,"formattedCitation":"[1]","plainCitation":"[1]","noteIndex":0},"citationItems":[{"id":30694,"uris":["http://zotero.org/users/3369203/items/RHTXKRZN"],"itemData":{"id":30694,"type":"book","abstract":"The interaction of open source and proprietary software and the implications for economic development.Discussions of the economic impact of open source sof","citation-key":"lernerComingledCodeOpen2010","DOI":"10.7551/mitpress/9780262014632.001.0001","ISBN":"978-0-262-28957-3","language":"en","note":"DOI: 10.7551/mitpress/9780262014632.001.0001","publisher":"The MIT Press","source":"direct.mit.edu","title":"The Comingled Code: Open Source and Economic Development","title-short":"The Comingled Code","URL":"https://direct.mit.edu/books/monograph/3301/The-Comingled-CodeOpen-Source-and-Economic","author":[{"family":"Lerner","given":"Josh"},{"family":"Schankerman","given":"Mark"}],"accessed":{"date-parts":[["2026",3,25]]},"issued":{"date-parts":[["2010",9,24]]}}}],"schema":"https://github.com/citation-style-language/schema/raw/master/csl-citation.json"}</meta:user-defined>
    <meta:user-defined meta:name="Zotero_Code_90d882fe" meta:value-type="string">ITEM CSL_CITATION {"citationID":"rXNQYe0K","properties":{"formattedCitation":"Michael Veale, ‘Article 25: Logging’ in Eleni Kosta and Franziska Boehm (eds), &lt;i&gt;The EU Law Enforcement Directive (LED): A Commentary&lt;/i&gt; (1st edn, Oxford University Press 2024) &amp;#60;https://doi.org/10.1093/law/9780192855220.003.0025&amp;#62; accessed 13 October 2024","plainCitation":"Michael Veale, ‘Article 25: Logging’ in Eleni Kosta and Franziska Boehm (eds), The EU Law Enforcement Directive (LED): A Commentary (1st edn, Oxford University Press 2024) &lt;https://doi.org/10.1093/law/9780192855220.003.0025&gt; accessed 13 October 2024","noteIndex":3},"citationItems":[{"id":179,"uris":["http://zotero.org/users/3369203/items/JWMGT6RQ"],"itemData":{"id":179,"type":"chapter","abstract":"This chapter reviews the Law Enforcement Directive (LED), which states that logs should be used solely for the verification of the lawfulness of processing, self-monitoring, ensuring the integrity and security of the personal data, and for criminal proceedings. It considers the logging and review of logs as an important part of the computer security required by clause 4(1)(f) LED. The LED’s logging provisions in the Netherlands under Article 25 LED are used to introduce real-time systems to monitor police use of data and detect misuse. The chapter details how logging can support internal accountability. Logging may support data minimisation efforts by evidencing the frequency of use of data and informing retention periods or collection scope.","citation-key":"vealeArticle25Logging2024","container-title":"The EU Law Enforcement Directive (LED): A Commentary","DOI":"10.1093/law/9780192855220.003.0025","edition":"1","ISBN":"978-0-19-285522-0","page":"0","publisher":"Oxford University Press","publisher-place":"Oxford","source":"Silverchair","title":"Article 25: Logging","URL":"https://doi.org/10.1093/law/9780192855220.003.0025","author":[{"family":"Veale","given":"Michael"}],"editor":[{"family":"Kosta","given":"Eleni"},{"family":"Boehm","given":"Franziska"}],"accessed":{"date-parts":[["2024",10,13]]},"issued":{"date-parts":[["2024"]]}}}],"schema":"https://github.com/citation-style-language/schema/raw/master/csl-citation.json"}</meta:user-defined>
    <meta:user-defined meta:name="Zotero_Code_a6d50969" meta:value-type="string">ITEM CSL_CITATION {"citationID":"a7ntheatfu","properties":{"unsorted":false,"formattedCitation":"[1]","plainCitation":"[1]","noteIndex":0},"citationItems":[{"id":30694,"uris":["http://zotero.org/users/3369203/items/RHTXKRZN"],"itemData":{"id":30694,"type":"book","abstract":"The interaction of open source and proprietary software and the implications for economic development.Discussions of the economic impact of open source sof","citation-key":"lernerComingledCodeOpen2010","DOI":"10.7551/mitpress/9780262014632.001.0001","ISBN":"978-0-262-28957-3","language":"en","note":"DOI: 10.7551/mitpress/9780262014632.001.0001","publisher":"The MIT Press","source":"direct.mit.edu","title":"The Comingled Code: Open Source and Economic Development","title-short":"The Comingled Code","URL":"https://direct.mit.edu/books/monograph/3301/The-Comingled-CodeOpen-Source-and-Economic","author":[{"family":"Lerner","given":"Josh"},{"family":"Schankerman","given":"Mark"}],"accessed":{"date-parts":[["2026",3,25]]},"issued":{"date-parts":[["2010",9,24]]}}}],"schema":"https://github.com/citation-style-language/schema/raw/master/csl-citation.json"}</meta:user-defined>
    <meta:user-defined meta:name="Zotero_Code_aa701601" meta:value-type="string">ITEM CSL_CITATION {"citationID":"BK8Cf8U5","properties":{"formattedCitation":"Veale","plainCitation":"Veale","noteIndex":1},"citationItems":[{"id":184,"uris":["http://zotero.org/users/3369203/items/9FPF6XVK"],"itemData":{"id":184,"type":"chapter","abstract":"To appear in: Hans-Wolfgang Micklitz and Giussepe Vettori (eds.), The Person and the Future of Private Law (Hart, forthcoming). This version: August 2023.\nAbstract\tProfiling of individuals has long been a concern to scholars and civil society, and a lucrative way for platforms to shape markets and extract value. However, people and their environments are not just computed, but they are increasingly also expected to become agents in large scale computations. The strengthening of privacy and data protection law has been used as a reason to move more and more advanced computation concerning individuals, groups and environments onto people’s devices, in a shift called ‘local processing’. This sees individuals’ devices and software work together to undertake collective computations, which often claim to be confidential with regard to the data of each person involved. For example, using technologies such as secure multi-party computation, phones may work together to create models or analysis of spoken language, without revealing anything that any user said to any other person. Such privacy-enhancing technologies equate privacy with confidentiality, and have interesting potential, but seeing an individual as participants in a computation raises new challenges. What autonomy do people have to shape such participation, given the limited technical and practical control over the devices in their pockets? Does their contribution to ethically questionable computation bring some responsibility, and should they be facilitated to refuse to participate in it? How does the individual relate to the overarching forces that orchestrate their ‘personal’ computers? Here, I present a guide and an agenda to navigate these issues, and analyse emerging regimes, such as the ex ante provisions in the Digital Markets Act and the Data Act, as well as interpretations of the General Data Protection Regulation, to understand how, if at all, they support those that unwillingly, unknowingly and perhaps even unidentifiably facilitate, rather than become the subject of, controversial computation.","citation-key":"vealeRightsThoseWho2024","container-title":"The Future of the Person","language":"en-us","publisher":"Hart","source":"OSF Preprints","title":"Rights for Those Who Unwillingly, Unknowingly and Unidentifiably Compute!","URL":"https://doi.org/mk6t","author":[{"family":"Veale","given":"Michael"}],"editor":[{"family":"Micklitz","given":"Hans-Wolfgang"},{"family":"Vettori","given":"Giussepe"}],"accessed":{"date-parts":[["2023",8,4]]},"issued":{"date-parts":[["2025"]]}}}],"schema":"https://github.com/citation-style-language/schema/raw/master/csl-citation.json"}</meta:user-defined>
    <meta:user-defined meta:name="Zotero_Code_b2ca5adf" meta:value-type="string">ITEM CSL_CITATION {"citationID":"TSBDD1jg","properties":{"formattedCitation":"Veale","plainCitation":"Veale","noteIndex":1},"citationItems":[{"id":1564,"uris":["http://zotero.org/users/3369203/items/JGKCZMG8"],"itemData":{"id":1564,"type":"article-journal","abstract":"The European Commission recently published the policy recommendations of its “High-Level Expert Group on Artificial Intelligence”: a heavily anticipated document, particularly in the context of the stated ambition of the new Commission President to regulate in that area. This article argues that these recommendations have significant deficits in a range of areas. It analyses a selection of the Group’s proposals in context of the governance of artificial intelligence more broadly, focusing on issues of framing, representation and expertise, and on the lack of acknowledgement of key issues of power and infrastructure underpinning modern information economies and practices of optimisation.","citation-key":"vealeCriticalTakePolicy2020","container-title":"European Journal of Risk Regulation","DOI":"10.1017/err.2019.65","ISSN":"1867-299X, 2190-8249","issue":"1","language":"en","note":"mlzsync1:0058{\"extrafields\":{\"publisher\":\"Cambridge University Press\"}}","source":"Cambridge University Press","title":"A Critical Take on the Policy Recommendations of the EU High-Level Expert Group on Artificial Intelligence","URL":"http://www.cambridge.org/core/journals/european-journal-of-risk-regulation/article/critical-take-on-the-policy-recommendations-of-the-eu-highlevel-expert-group-on-artificial-intelligence/FF6FF91A0C140E58B4B527C68E0C5321","volume":"11","author":[{"family":"Veale","given":"Michael"}],"accessed":{"date-parts":[["2022",2,10]]},"issued":{"date-parts":[["2020"]]}}}],"schema":"https://github.com/citation-style-language/schema/raw/master/csl-citation.json"}</meta:user-defined>
    <meta:user-defined meta:name="Zotero_Code_b34acbfe" meta:value-type="string">ITEM CSL_CITATION {"citationID":"VBVOm6oK","properties":{"formattedCitation":"Veale","plainCitation":"Veale","noteIndex":1},"citationItems":[{"id":1564,"uris":["http://zotero.org/users/3369203/items/JGKCZMG8"],"itemData":{"id":1564,"type":"article-journal","abstract":"The European Commission recently published the policy recommendations of its “High-Level Expert Group on Artificial Intelligence”: a heavily anticipated document, particularly in the context of the stated ambition of the new Commission President to regulate in that area. This article argues that these recommendations have significant deficits in a range of areas. It analyses a selection of the Group’s proposals in context of the governance of artificial intelligence more broadly, focusing on issues of framing, representation and expertise, and on the lack of acknowledgement of key issues of power and infrastructure underpinning modern information economies and practices of optimisation.","citation-key":"vealeCriticalTakePolicy2020","container-title":"European Journal of Risk Regulation","DOI":"10.1017/err.2019.65","ISSN":"1867-299X, 2190-8249","issue":"1","language":"en","note":"mlzsync1:0058{\"extrafields\":{\"publisher\":\"Cambridge University Press\"}}","source":"Cambridge University Press","title":"A Critical Take on the Policy Recommendations of the EU High-Level Expert Group on Artificial Intelligence","URL":"http://www.cambridge.org/core/journals/european-journal-of-risk-regulation/article/critical-take-on-the-policy-recommendations-of-the-eu-highlevel-expert-group-on-artificial-intelligence/FF6FF91A0C140E58B4B527C68E0C5321","volume":"11","author":[{"family":"Veale","given":"Michael"}],"accessed":{"date-parts":[["2022",2,10]]},"issued":{"date-parts":[["2020"]]}}}],"schema":"https://github.com/citation-style-language/schema/raw/master/csl-citation.json"}</meta:user-defined>
    <meta:user-defined meta:name="Zotero_Code_b4dbadbe" meta:value-type="string">ITEM CSL_CITATION {"citationID":"FPXfjZGW","properties":{"formattedCitation":"Henriette Cramer and others, ‘Assessing and Addressing Algorithmic Bias in Practice’ (2018) 25 Interactions 58 &amp;#60;https://doi.org/10/gfhzdq&amp;#62;","plainCitation":"Henriette Cramer and others, ‘Assessing and Addressing Algorithmic Bias in Practice’ (2018) 25 Interactions 58 &lt;https://doi.org/10/gfhzdq&gt;","dontUpdate":true,"noteIndex":0},"citationItems":[{"id":6928,"uris":["http://zotero.org/users/3369203/items/7PTBAIIK"],"itemData":{"id":6928,"type":"article-journal","citation-key":"cramerAssessingAddressingAlgorithmic2018","container-title":"Interactions","DOI":"10/gfhzdq","ISSN":"1072-5520","issue":"6","page":"58–63","source":"ACM Digital Library","title":"Assessing and Addressing Algorithmic Bias in Practice","volume":"25","author":[{"family":"Cramer","given":"Henriette"},{"family":"Garcia-Gathright","given":"Jean"},{"family":"Springer","given":"Aaron"},{"family":"Reddy","given":"Sravana"}],"issued":{"date-parts":[["2018",10]]}}}],"schema":"https://github.com/citation-style-language/schema/raw/master/csl-citation.json"}</meta:user-defined>
    <meta:user-defined meta:name="Zotero_Code_b7a6e9f1" meta:value-type="string">ITEM CSL_CITATION {"citationID":"0UDck1UZ","properties":{"formattedCitation":"Michael Veale, ‘Article 25: Logging’ in Eleni Kosta and Franziska Boehm (eds), &lt;i&gt;The EU Law Enforcement Directive (LED): A Commentary&lt;/i&gt; (1st edn, Oxford University Press 2024) &amp;#60;https://doi.org/10.1093/law/9780192855220.003.0025&amp;#62; accessed 13 October 2024","plainCitation":"Michael Veale, ‘Article 25: Logging’ in Eleni Kosta and Franziska Boehm (eds), The EU Law Enforcement Directive (LED): A Commentary (1st edn, Oxford University Press 2024) &lt;https://doi.org/10.1093/law/9780192855220.003.0025&gt; accessed 13 October 2024","dontUpdate":true,"noteIndex":1},"citationItems":[{"id":179,"uris":["http://zotero.org/users/3369203/items/JWMGT6RQ"],"itemData":{"id":179,"type":"chapter","abstract":"This chapter reviews the Law Enforcement Directive (LED), which states that logs should be used solely for the verification of the lawfulness of processing, self-monitoring, ensuring the integrity and security of the personal data, and for criminal proceedings. It considers the logging and review of logs as an important part of the computer security required by clause 4(1)(f) LED. The LED’s logging provisions in the Netherlands under Article 25 LED are used to introduce real-time systems to monitor police use of data and detect misuse. The chapter details how logging can support internal accountability. Logging may support data minimisation efforts by evidencing the frequency of use of data and informing retention periods or collection scope.","citation-key":"vealeArticle25Logging2024","container-title":"The EU Law Enforcement Directive (LED): A Commentary","DOI":"10.1093/law/9780192855220.003.0025","edition":"1","ISBN":"978-0-19-285522-0","page":"0","publisher":"Oxford University Press","publisher-place":"Oxford","source":"Silverchair","title":"Article 25: Logging","URL":"https://doi.org/10.1093/law/9780192855220.003.0025","author":[{"family":"Veale","given":"Michael"}],"editor":[{"family":"Kosta","given":"Eleni"},{"family":"Boehm","given":"Franziska"}],"accessed":{"date-parts":[["2024",10,13]]},"issued":{"date-parts":[["2024"]]}}}],"schema":"https://github.com/citation-style-language/schema/raw/master/csl-citation.json"}</meta:user-defined>
    <meta:user-defined meta:name="Zotero_Code_baa4236f" meta:value-type="string">ITEM CSL_CITATION {"citationID":"FKq0Wumo","properties":{"formattedCitation":"(Cramer et al.)","plainCitation":"(Cramer et al.)","dontUpdate":true,"noteIndex":0},"citationItems":[{"id":3715,"uris":["http://zotero.org/users/3369203/items/N5WHYMYF"],"itemData":{"id":3715,"type":"article-journal","citation-key":"cramerEffectsTransparencyTrust2008","container-title":"User Modeling and User-Adapted Interaction","DOI":"10/bjtfxn","ISSN":"0924-1868, 1573-1391","issue":"5","language":"en","page":"455-496","source":"Crossref","title":"The effects of transparency on trust in and acceptance of a content-based art recommender","volume":"18","author":[{"family":"Cramer","given":"Henriette"},{"family":"Evers","given":"Vanessa"},{"family":"Ramlal","given":"Satyan"},{"family":"Someren","given":"Maarten","non-dropping-particle":"van"},{"family":"Rutledge","given":"Lloyd"},{"family":"Stash","given":"Natalia"},{"family":"Aroyo","given":"Lora"},{"family":"Wielinga","given":"Bob"}],"issued":{"date-parts":[["2008",11]]}}}],"schema":"https://github.com/citation-style-language/schema/raw/master/csl-citation.json"}</meta:user-defined>
    <meta:user-defined meta:name="Zotero_Code_bcf69d1b" meta:value-type="string">ITEM CSL_CITATION {"citationID":"AFOLKKNr","properties":{"formattedCitation":"Michael Veale, ‘Rights for Those Who Unwillingly, Unknowingly and Unidentifiably Compute!’ in Hans-Wolfgang Micklitz and Giussepe Vettori (eds), &lt;i&gt;The Future of the Person&lt;/i&gt; (Hart 2025) &amp;#60;https://doi.org/mk6t&amp;#62; accessed 4 August 2023","plainCitation":"Michael Veale, ‘Rights for Those Who Unwillingly, Unknowingly and Unidentifiably Compute!’ in Hans-Wolfgang Micklitz and Giussepe Vettori (eds), The Future of the Person (Hart 2025) &lt;https://doi.org/mk6t&gt; accessed 4 August 2023","noteIndex":1},"citationItems":[{"id":184,"uris":["http://zotero.org/users/3369203/items/9FPF6XVK"],"itemData":{"id":184,"type":"chapter","abstract":"To appear in: Hans-Wolfgang Micklitz and Giussepe Vettori (eds.), The Person and the Future of Private Law (Hart, forthcoming). This version: August 2023.\nAbstract\tProfiling of individuals has long been a concern to scholars and civil society, and a lucrative way for platforms to shape markets and extract value. However, people and their environments are not just computed, but they are increasingly also expected to become agents in large scale computations. The strengthening of privacy and data protection law has been used as a reason to move more and more advanced computation concerning individuals, groups and environments onto people’s devices, in a shift called ‘local processing’. This sees individuals’ devices and software work together to undertake collective computations, which often claim to be confidential with regard to the data of each person involved. For example, using technologies such as secure multi-party computation, phones may work together to create models or analysis of spoken language, without revealing anything that any user said to any other person. Such privacy-enhancing technologies equate privacy with confidentiality, and have interesting potential, but seeing an individual as participants in a computation raises new challenges. What autonomy do people have to shape such participation, given the limited technical and practical control over the devices in their pockets? Does their contribution to ethically questionable computation bring some responsibility, and should they be facilitated to refuse to participate in it? How does the individual relate to the overarching forces that orchestrate their ‘personal’ computers? Here, I present a guide and an agenda to navigate these issues, and analyse emerging regimes, such as the ex ante provisions in the Digital Markets Act and the Data Act, as well as interpretations of the General Data Protection Regulation, to understand how, if at all, they support those that unwillingly, unknowingly and perhaps even unidentifiably facilitate, rather than become the subject of, controversial computation.","citation-key":"vealeRightsThoseWho2024","container-title":"The Future of the Person","language":"en-us","publisher":"Hart","source":"OSF Preprints","title":"Rights for Those Who Unwillingly, Unknowingly and Unidentifiably Compute!","URL":"https://doi.org/mk6t","author":[{"family":"Veale","given":"Michael"}],"editor":[{"family":"Micklitz","given":"Hans-Wolfgang"},{"family":"Vettori","given":"Giussepe"}],"accessed":{"date-parts":[["2023",8,4]]},"issued":{"date-parts":[["2025"]]}}}],"schema":"https://github.com/citation-style-language/schema/raw/master/csl-citation.json"}</meta:user-defined>
    <meta:user-defined meta:name="Zotero_Code_c279ff8c" meta:value-type="string">ITEM CSL_CITATION {"citationID":"6hDDNafA","properties":{"formattedCitation":"Michael Veale, ‘A Critical Take on the Policy Recommendations of the EU High-Level Expert Group on Artificial Intelligence’ (2020) 11 European Journal of Risk Regulation &amp;#60;https://doi.org/10.1017/err.2019.65&amp;#62; accessed 10 February 2022","plainCitation":"Michael Veale, ‘A Critical Take on the Policy Recommendations of the EU High-Level Expert Group on Artificial Intelligence’ (2020) 11 European Journal of Risk Regulation &lt;https://doi.org/10.1017/err.2019.65&gt; accessed 10 February 2022","noteIndex":1},"citationItems":[{"id":1564,"uris":["http://zotero.org/users/3369203/items/JGKCZMG8"],"itemData":{"id":1564,"type":"article-journal","abstract":"The European Commission recently published the policy recommendations of its “High-Level Expert Group on Artificial Intelligence”: a heavily anticipated document, particularly in the context of the stated ambition of the new Commission President to regulate in that area. This article argues that these recommendations have significant deficits in a range of areas. It analyses a selection of the Group’s proposals in context of the governance of artificial intelligence more broadly, focusing on issues of framing, representation and expertise, and on the lack of acknowledgement of key issues of power and infrastructure underpinning modern information economies and practices of optimisation.","citation-key":"vealeCriticalTakePolicy2020","container-title":"European Journal of Risk Regulation","DOI":"10.1017/err.2019.65","ISSN":"1867-299X, 2190-8249","issue":"1","language":"en","note":"mlzsync1:0058{\"extrafields\":{\"publisher\":\"Cambridge University Press\"}}","source":"Cambridge University Press","title":"A Critical Take on the Policy Recommendations of the EU High-Level Expert Group on Artificial Intelligence","URL":"http://www.cambridge.org/core/journals/european-journal-of-risk-regulation/article/critical-take-on-the-policy-recommendations-of-the-eu-highlevel-expert-group-on-artificial-intelligence/FF6FF91A0C140E58B4B527C68E0C5321","volume":"11","author":[{"family":"Veale","given":"Michael"}],"accessed":{"date-parts":[["2022",2,10]]},"issued":{"date-parts":[["2020"]]}}}],"schema":"https://github.com/citation-style-language/schema/raw/master/csl-citation.json"}</meta:user-defined>
    <meta:user-defined meta:name="Zotero_Code_c3483ff1" meta:value-type="string">BIBL {"uncited":[],"omitted":[],"custom":[]} CSL_BIBLIOGRAPHY</meta:user-defined>
    <meta:user-defined meta:name="Zotero_Code_d70bd966" meta:value-type="string">ITEM CSL_CITATION {"citationID":"7G18It3v","properties":{"formattedCitation":"Michael Veale, ‘A Critical Take on the Policy Recommendations of the EU High-Level Expert Group on Artificial Intelligence’ (2020) 11 European Journal of Risk Regulation &amp;#60;https://doi.org/10.1017/err.2019.65&amp;#62; accessed 10 February 2022","plainCitation":"Michael Veale, ‘A Critical Take on the Policy Recommendations of the EU High-Level Expert Group on Artificial Intelligence’ (2020) 11 European Journal of Risk Regulation &lt;https://doi.org/10.1017/err.2019.65&gt; accessed 10 February 2022","noteIndex":1},"citationItems":[{"id":1564,"uris":["http://zotero.org/users/3369203/items/JGKCZMG8"],"itemData":{"id":1564,"type":"article-journal","abstract":"The European Commission recently published the policy recommendations of its “High-Level Expert Group on Artificial Intelligence”: a heavily anticipated document, particularly in the context of the stated ambition of the new Commission President to regulate in that area. This article argues that these recommendations have significant deficits in a range of areas. It analyses a selection of the Group’s proposals in context of the governance of artificial intelligence more broadly, focusing on issues of framing, representation and expertise, and on the lack of acknowledgement of key issues of power and infrastructure underpinning modern information economies and practices of optimisation.","citation-key":"vealeCriticalTakePolicy2020","container-title":"European Journal of Risk Regulation","DOI":"10.1017/err.2019.65","ISSN":"1867-299X, 2190-8249","issue":"1","language":"en","note":"mlzsync1:0058{\"extrafields\":{\"publisher\":\"Cambridge University Press\"}}","source":"Cambridge University Press","title":"A Critical Take on the Policy Recommendations of the EU High-Level Expert Group on Artificial Intelligence","URL":"http://www.cambridge.org/core/journals/european-journal-of-risk-regulation/article/critical-take-on-the-policy-recommendations-of-the-eu-highlevel-expert-group-on-artificial-intelligence/FF6FF91A0C140E58B4B527C68E0C5321","volume":"11","author":[{"family":"Veale","given":"Michael"}],"accessed":{"date-parts":[["2022",2,10]]},"issued":{"date-parts":[["2020"]]}}}],"schema":"https://github.com/citation-style-language/schema/raw/master/csl-citation.json"}</meta:user-defined>
    <meta:user-defined meta:name="Zotero_Code_dcb54701" meta:value-type="string">ITEM CSL_CITATION {"citationID":"NKWAFNRK","properties":{"formattedCitation":"Veale","plainCitation":"Veale","noteIndex":1},"citationItems":[{"id":1564,"uris":["http://zotero.org/users/3369203/items/JGKCZMG8"],"itemData":{"id":1564,"type":"article-journal","abstract":"The European Commission recently published the policy recommendations of its “High-Level Expert Group on Artificial Intelligence”: a heavily anticipated document, particularly in the context of the stated ambition of the new Commission President to regulate in that area. This article argues that these recommendations have significant deficits in a range of areas. It analyses a selection of the Group’s proposals in context of the governance of artificial intelligence more broadly, focusing on issues of framing, representation and expertise, and on the lack of acknowledgement of key issues of power and infrastructure underpinning modern information economies and practices of optimisation.","citation-key":"vealeCriticalTakePolicy2020","container-title":"European Journal of Risk Regulation","DOI":"10.1017/err.2019.65","ISSN":"1867-299X, 2190-8249","issue":"1","language":"en","note":"mlzsync1:0058{\"extrafields\":{\"publisher\":\"Cambridge University Press\"}}","source":"Cambridge University Press","title":"A Critical Take on the Policy Recommendations of the EU High-Level Expert Group on Artificial Intelligence","URL":"http://www.cambridge.org/core/journals/european-journal-of-risk-regulation/article/critical-take-on-the-policy-recommendations-of-the-eu-highlevel-expert-group-on-artificial-intelligence/FF6FF91A0C140E58B4B527C68E0C5321","volume":"11","author":[{"family":"Veale","given":"Michael"}],"accessed":{"date-parts":[["2022",2,10]]},"issued":{"date-parts":[["2020"]]}}}],"schema":"https://github.com/citation-style-language/schema/raw/master/csl-citation.json"}</meta:user-defined>
    <meta:user-defined meta:name="Zotero_Code_de09386c" meta:value-type="string">ITEM CSL_CITATION {"citationID":"ufKQ53F9","properties":{"unsorted":false,"formattedCitation":"[1]","plainCitation":"[1]","noteIndex":0},"citationItems":[{"id":30694,"uris":["http://zotero.org/users/3369203/items/RHTXKRZN"],"itemData":{"id":30694,"type":"book","abstract":"The interaction of open source and proprietary software and the implications for economic development.Discussions of the economic impact of open source sof","citation-key":"lernerComingledCodeOpen2010","DOI":"10.7551/mitpress/9780262014632.001.0001","ISBN":"978-0-262-28957-3","language":"en","note":"DOI: 10.7551/mitpress/9780262014632.001.0001","publisher":"The MIT Press","source":"direct.mit.edu","title":"The Comingled Code: Open Source and Economic Development","title-short":"The Comingled Code","URL":"https://direct.mit.edu/books/monograph/3301/The-Comingled-CodeOpen-Source-and-Economic","author":[{"family":"Lerner","given":"Josh"},{"family":"Schankerman","given":"Mark"}],"accessed":{"date-parts":[["2026",3,25]]},"issued":{"date-parts":[["2010",9,24]]}}}],"schema":"https://github.com/citation-style-language/schema/raw/master/csl-citation.json"}</meta:user-defined>
    <meta:user-defined meta:name="Zotero_Doc_Prefs" meta:value-type="string">&lt;data data-version="3" zotero-version="8.0.5"&gt;&lt;session id="m4rdeIoH"/&gt;&lt;style id="http://www.zotero.org/styles/elsevier-harvard" hasBibliography="1" bibliographyStyleHasBeenSet="1"/&gt;&lt;prefs&gt;&lt;pref name="fieldType" value="Http"/&gt;&lt;pref name="delayCitationUpdates" value="true"/&gt;&lt;/prefs&gt;&lt;/data&gt;</meta:user-defined>
  </office:meta>
</office:document-meta>
</file>